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language="en" fo:country="GB"/>
    </style:style>
    <style:style style:name="P3" style:parent-style-name="Normal" style:family="paragraph">
      <style:text-properties style:font-name="Arial" style:font-name-asian="Arial" fo:color="#000000" fo:font-size="12pt" style:font-size-asian="12pt" style:font-size-complex="12pt"/>
    </style:style>
    <style:style style:name="P4" style:parent-style-name="Normal" style:family="paragraph">
      <style:text-properties style:font-name="Arial" style:font-name-asian="Arial" fo:color="#0B0C0C" fo:font-size="12pt" style:font-size-asian="12pt" style:font-size-complex="12pt" fo:language="en" fo:country="GB"/>
    </style:style>
    <style:style style:name="P5" style:parent-style-name="Normal" style:family="paragraph">
      <style:text-properties style:font-name="Arial" fo:font-size="12pt" style:font-size-asian="12pt" style:font-size-complex="12pt" fo:language="en" fo:country="GB"/>
    </style:style>
    <style:style style:name="P6" style:parent-style-name="Normal" style:family="paragraph">
      <style:text-properties style:font-name="Arial" fo:font-size="12pt" style:font-size-asian="12pt" style:font-size-complex="12pt" fo:language="en" fo:country="GB"/>
    </style:style>
    <style:style style:name="T7" style:parent-style-name="DefaultParagraphFont" style:family="text">
      <style:text-properties style:font-name="Arial" style:font-name-asian="Arial" fo:color="#000000" fo:font-size="12pt" style:font-size-asian="12pt" style:font-size-complex="12pt" fo:language="en" fo:country="GB"/>
    </style:style>
    <style:style style:name="T8" style:parent-style-name="DefaultParagraphFont" style:family="text">
      <style:text-properties style:font-name="Arial" style:font-name-asian="Arial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Arial" style:font-name-asian="Arial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Arial" style:font-name-asian="Arial" fo:color="#000000" fo:font-size="12pt" style:font-size-asian="12pt" style:font-size-complex="12pt" fo:language="en" fo:country="GB"/>
    </style:style>
    <style:style style:name="P11" style:parent-style-name="NoSpacing" style:family="paragraph">
      <style:text-properties style:font-name="Arial"/>
    </style:style>
    <style:style style:name="T1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13" style:parent-style-name="DefaultParagraphFont" style:family="text">
      <style:text-properties style:font-name="Arial" fo:color="#7F7F7F" fo:font-size="12pt" style:font-size-asian="12pt" style:font-size-complex="12pt" fo:language="en" fo:country="GB"/>
    </style:style>
    <style:style style:name="P14" style:parent-style-name="NoSpacing" style:family="paragraph">
      <style:text-properties style:font-name="Arial"/>
    </style:style>
    <style:style style:name="T15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P16" style:parent-style-name="NoSpacing" style:family="paragraph">
      <style:text-properties style:font-name="Arial" fo:font-size="12pt" style:font-size-asian="12pt" style:font-size-complex="12pt"/>
    </style:style>
    <style:style style:name="T1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18" style:parent-style-name="DefaultParagraphFont" style:family="text">
      <style:text-properties style:font-name="Arial" fo:color="#808080" fo:font-size="12pt" style:font-size-asian="12pt" style:font-size-complex="12pt" fo:language="en" fo:country="GB"/>
    </style:style>
    <style:style style:name="P19" style:parent-style-name="NoSpacing" style:family="paragraph">
      <style:text-properties style:font-name="Arial" fo:font-size="12pt" style:font-size-asian="12pt" style:font-size-complex="12pt"/>
    </style:style>
    <style:style style:name="P20" style:parent-style-name="NoSpacing" style:family="paragraph">
      <style:text-properties style:font-name="Arial"/>
    </style:style>
    <style:style style:name="T21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P22" style:parent-style-name="NoSpacing" style:family="paragraph">
      <style:text-properties style:font-name="Arial" fo:font-size="7.5pt" style:font-size-asian="7.5pt" style:font-size-complex="7.5pt"/>
    </style:style>
    <style:style style:name="T23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P24" style:parent-style-name="NoSpacing" style:family="paragraph">
      <style:text-properties style:font-name="Arial" fo:font-size="12pt" style:font-size-asian="12pt" style:font-size-complex="12pt"/>
    </style:style>
    <style:style style:name="T25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26" style:parent-style-name="NoSpacing" style:family="paragraph">
      <style:text-properties style:font-name="Arial" fo:font-size="12pt" style:font-size-asian="12pt" style:font-size-complex="12pt"/>
    </style:style>
    <style:style style:name="T27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28" style:parent-style-name="NoSpacing" style:family="paragraph">
      <style:text-properties style:font-name="Arial" fo:font-size="12pt" style:font-size-asian="12pt" style:font-size-complex="12pt"/>
    </style:style>
    <style:style style:name="T29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30" style:parent-style-name="NoSpacing" style:family="paragraph">
      <style:text-properties style:font-name="Arial" fo:font-size="12pt" style:font-size-asian="12pt" style:font-size-complex="12pt"/>
    </style:style>
    <style:style style:name="T31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32" style:parent-style-name="NoSpacing" style:family="paragraph">
      <style:text-properties style:font-name="Arial" fo:font-size="12pt" style:font-size-asian="12pt" style:font-size-complex="12pt"/>
    </style:style>
    <style:style style:name="T33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34" style:parent-style-name="NoSpacing" style:family="paragraph">
      <style:text-properties style:font-name="Arial" fo:font-size="12pt" style:font-size-asian="12pt" style:font-size-complex="12pt"/>
    </style:style>
    <style:style style:name="T35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36" style:parent-style-name="NoSpacing" style:family="paragraph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3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38" style:parent-style-name="DefaultParagraphFont" style:family="text">
      <style:text-properties style:font-name="Arial" fo:font-size="12pt" style:font-size-asian="12pt" style:font-size-complex="12pt"/>
    </style:style>
    <style:style style:name="T39" style:parent-style-name="DefaultParagraphFont" style:family="text">
      <style:text-properties style:font-name="Arial" fo:color="#808080" fo:font-size="12pt" style:font-size-asian="12pt" style:font-size-complex="12pt" fo:language="en" fo:country="GB"/>
    </style:style>
    <style:style style:name="P40" style:parent-style-name="NoSpacing" style:family="paragraph">
      <style:text-properties style:font-name="Arial" fo:font-size="12pt" style:font-size-asian="12pt" style:font-size-complex="12pt"/>
    </style:style>
    <style:style style:name="P41" style:parent-style-name="NoSpacing" style:family="paragraph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4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43" style:parent-style-name="DefaultParagraphFont" style:family="text">
      <style:text-properties style:font-name="Arial" fo:font-size="12pt" style:font-size-asian="12pt" style:font-size-complex="12pt"/>
    </style:style>
    <style:style style:name="P44" style:parent-style-name="NoSpacing" style:family="paragraph">
      <style:text-properties style:font-name="Arial" fo:font-size="12pt" style:font-size-asian="12pt" style:font-size-complex="12pt"/>
    </style:style>
    <style:style style:name="P45" style:parent-style-name="NoSpacing" style:family="paragraph">
      <style:text-properties style:font-name="Arial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Request an agent assurance code</text:span></text:p>
      <text:p text:style-name="P3"/>
      <text:p text:style-name="P4">Use this document to request an agent assurance code. You need a code if you’re a UK-regulated agent that is completing verification checks for overseas entities registering with Companies House.<text:s/></text:p>
      <text:p text:style-name="P5">An<text:s/>agent assurance code confirms that the UK-regulated agent has authorisation to carry out verification checks on an overseas entity. The agent needs to provide this code when the overseas entity is being registered.</text:p>
      <text:p text:style-name="P6">If the UK-regulated agent is an organisation, you only need to request one code for the whole organisation. This code can<text:s/>then<text:s/>be used for every overseas entity that the agent carries<text:s/>out verification checks for. You should not share this code with anyone outside your organisation.<text:s/></text:p>
      <text:p text:style-name="Normal"><text:span text:style-name="T7">After you’ve completed this document, email it to<text:s/></text:span><text:span text:style-name="T8">agentcode@companieshouse.go</text:span><text:span text:style-name="T9">v.uk</text:span><text:span text:style-name="T10"><text:s/>and put ‘Agent assurance code’ in the subject line.</text:span></text:p>
      <text:p text:style-name="P11"/>
      <text:p text:style-name="NoSpacing"><text:span text:style-name="T12">Name</text:span></text:p>
      <text:p text:style-name="NoSpacing"><text:span text:style-name="T13">Enter the organisation name, or the name of the person if they are self-employed.</text:span></text:p>
      <text:p text:style-name="NoSpacing"><draw:frame draw:z-index="251659264" draw:id="id0" draw:style-name="a0" draw:name="Text Box 13" text:anchor-type="paragraph" svg:x="0in" svg:y="0.01757in" svg:width="3.98889in" svg:height="0.3375in" style:rel-width="scale" style:rel-height="scale"><draw:text-box><text:p text:style-name="Normal"/></draw:text-box><svg:title/><svg:desc/></draw:frame></text:p>
      <text:p text:style-name="P14"/>
      <text:p text:style-name="NoSpacing"><text:span text:style-name="T15">Contact name</text:span></text:p>
      <text:p text:style-name="NoSpacing"><draw:frame draw:z-index="251661312" draw:id="id1" draw:style-name="a1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P16"/>
      <text:p text:style-name="NoSpacing"><text:span text:style-name="T17">Email address</text:span><text:line-break/><text:span text:style-name="T18">We'll send the code to this email address.</text:span></text:p>
      <text:p text:style-name="NoSpacing"><draw:frame draw:z-index="251663360" draw:id="id2" draw:style-name="a2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19"/>
      <text:p text:style-name="P20"/>
      <text:p text:style-name="NoSpacing"><text:span text:style-name="T21">Correspondence address</text:span></text:p>
      <text:p text:style-name="P22"/>
      <text:p text:style-name="NoSpacing"><text:span text:style-name="T23">Property name or number</text:span></text:p>
      <text:p text:style-name="NoSpacing"><draw:frame draw:z-index="251665408" draw:id="id3" draw:style-name="a3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24"/>
      <text:p text:style-name="NoSpacing"><text:span text:style-name="T25">Address line 1</text:span></text:p>
      <text:p text:style-name="NoSpacing"><draw:frame draw:z-index="251667456" draw:id="id4" draw:style-name="a4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P26"/>
      <text:p text:style-name="NoSpacing"><text:span text:style-name="T27">Address line 2 (optional)</text:span></text:p>
      <text:p text:style-name="NoSpacing"><draw:frame draw:z-index="251669504" draw:id="id5" draw:style-name="a5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28"/>
      <text:p text:style-name="NoSpacing"><text:span text:style-name="T29">City or town</text:span></text:p>
      <text:p text:style-name="NoSpacing"><draw:frame draw:z-index="251671552" draw:id="id6" draw:style-name="a6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P30"/>
      <text:p text:style-name="NoSpacing"><text:span text:style-name="T31">County (optional)</text:span></text:p>
      <text:p text:style-name="NoSpacing"><draw:frame draw:z-index="251673600" draw:id="id7" draw:style-name="a7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32"/>
      <text:p text:style-name="NoSpacing"><text:span text:style-name="T33">Country</text:span></text:p>
      <text:p text:style-name="NoSpacing"><draw:frame draw:z-index="251675648" draw:id="id8" draw:style-name="a8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P34"/>
      <text:p text:style-name="NoSpacing"><text:span text:style-name="T35">Postcode</text:span></text:p>
      <text:p text:style-name="NoSpacing"><draw:frame draw:z-index="251677696" draw:id="id9" draw:style-name="a9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NoSpacing"/>
      <text:p text:style-name="P36"/>
      <text:p text:style-name="NoSpacing"><text:span text:style-name="T37">Supervisory body</text:span><text:span text:style-name="T38"><text:line-break/></text:span><text:span text:style-name="T39">For example, the Solicitors Regulation Authority.</text:span></text:p>
      <text:p text:style-name="NoSpacing"><draw:frame draw:z-index="251679744" draw:id="id10" draw:style-name="a10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40"/>
      <text:p text:style-name="P41"/>
      <text:p text:style-name="NoSpacing"><draw:frame draw:z-index="251681792" draw:id="id11" draw:style-name="a11" draw:name="Text Box 13" text:anchor-type="paragraph" svg:x="0in" svg:y="0.18465in" svg:width="2.59375in" svg:height="0.3375in" style:rel-width="scale" style:rel-height="scale"><draw:text-box><text:p text:style-name="Normal"/></draw:text-box><svg:title/><svg:desc/></draw:frame><text:span text:style-name="T42">Anti-Money Laundering (AML) registration number (if they have one)</text:span></text:p>
      <text:p text:style-name="NoSpacing"><text:span text:style-name="T43"><draw:frame draw:style-name="a12" draw:name="Picture 10" text:anchor-type="as-char" svg:x="0in" svg:y="0in" svg:width="1.84375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eena Patel</meta:initial-creator>
    <dc:creator>Sheena Patel</dc:creator>
    <meta:creation-date>2022-06-28T14:17:00Z</meta:creation-date>
    <dc:date>2022-07-12T15:24:00Z</dc:date>
    <meta:template xlink:href="Normal.dotm" xlink:type="simple"/>
    <meta:editing-cycles>10</meta:editing-cycles>
    <meta:editing-duration>PT360S</meta:editing-duration>
    <meta:document-statistic meta:page-count="2" meta:paragraph-count="2" meta:word-count="199" meta:character-count="1334" meta:row-count="9" meta:non-whitespace-character-count="1137"/>
  </office:meta>
</office:document-meta>
</file>